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castEventNotifier.getListeners( Object [ ] listen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castEventNotifier.getListener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castEventNotifier.ge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castEventNotifier.addListener( Object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castEventNotifier.removeListener( Object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